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7b268" officeooo:paragraph-rsid="0017b268"/>
    </style:style>
    <style:style style:name="P2" style:family="paragraph" style:parent-style-name="Standard">
      <style:text-properties officeooo:paragraph-rsid="0017b268"/>
    </style:style>
    <style:style style:name="P3" style:family="paragraph" style:parent-style-name="Standard">
      <style:text-properties officeooo:paragraph-rsid="001a1ba2"/>
    </style:style>
    <style:style style:name="P4" style:family="paragraph" style:parent-style-name="Text_20_body" style:list-style-name="L3"/>
    <style:style style:name="P5" style:family="paragraph" style:parent-style-name="Text_20_body" style:list-style-name="L3">
      <style:paragraph-properties fo:margin-top="0cm" fo:margin-bottom="0cm" style:contextual-spacing="false"/>
    </style:style>
    <style:style style:name="T1" style:family="text">
      <style:text-properties officeooo:rsid="001a1ba2"/>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Standard">1. **Matériaux Composites :**</text:p>
      <text:p text:style-name="Standard"><text:s text:c="3"/>- Renfort</text:p>
      <text:p text:style-name="Standard"><text:s text:c="3"/>- Matrice</text:p>
      <text:p text:style-name="Standard"/>
      <text:p text:style-name="Standard"/>
      <text:p text:style-name="Standard">3. **Matrices pour Composites :**</text:p>
      <text:p text:style-name="Standard"><text:s text:c="3"/>- Résine époxy</text:p>
      <text:p text:style-name="Standard"><text:s text:c="3"/>- Résine polyester</text:p>
      <text:p text:style-name="Standard"><text:s text:c="3"/>- Résine thermodurcissable</text:p>
      <text:p text:style-name="Standard"/>
      <text:p text:style-name="Standard">4. **Processus de Fabrication :**</text:p>
      <text:p text:style-name="Standard"><text:s text:c="3"/>- Moulage par injection</text:p>
      <text:p text:style-name="Standard"/>
      <text:p text:style-name="Standard"/>
      <text:p text:style-name="Standard">5. **Propriétés des Matériaux Composites :**</text:p>
      <text:p text:style-name="Standard"><text:s text:c="3"/>- Résistance mécanique</text:p>
      <text:p text:style-name="Standard"><text:s text:c="3"/>- Module d'élasticité</text:p>
      <text:p text:style-name="Standard"><text:s text:c="3"/>- Résistance à la corrosion</text:p>
      <text:p text:style-name="Standard"><text:s text:c="3"/>- Conductivité électrique</text:p>
      <text:p text:style-name="Standard"/>
      <text:p text:style-name="Standard">7. **Composites à Matrice Polymère :**</text:p>
      <text:p text:style-name="Standard"><text:s text:c="3"/>- Composites thermoplastiques</text:p>
      <text:p text:style-name="Standard"><text:s text:c="3"/>- Composites thermodurcissables</text:p>
      <text:p text:style-name="Standard"><text:s text:c="3"/>- Matériaux composites à matrice métallique (MMC)</text:p>
      <text:p text:style-name="Standard"/>
      <text:p text:style-name="Standard">8. **Composites à Matrice Céramique :**</text:p>
      <text:p text:style-name="Standard"><text:s text:c="3"/>- Matériaux composites à matrice céramique (CMC)</text:p>
      <text:p text:style-name="Standard"><text:s text:c="3"/>- Renforts céramiques</text:p>
      <text:p text:style-name="Standard"/>
      <text:p text:style-name="Standard"/>
      <text:p text:style-name="Standard"><text:s text:c="4"/>- Microscopie électronique à balayage (MEB)</text:p>
      <text:p text:style-name="Standard"/>
      <text:p text:style-name="Standard"><text:s text:c="4"/>- Composites intelligents</text:p>
      <text:p text:style-name="Standard"><text:s text:c="4"/>- Composites à auto-réparation</text:p>
      <text:p text:style-name="Standard"><text:s text:c="4"/>- Composites à mémoire de forme</text:p>
      <text:p text:style-name="Standard"/>
      <text:p text:style-name="Standard">12. **Durabilité et Recyclage :**</text:p>
      <text:p text:style-name="Standard"><text:s text:c="4"/>- Résistance à la fatigue</text:p>
      <text:p text:style-name="Standard"><text:s text:c="4"/>- Durabilité environnementale</text:p>
      <text:p text:style-name="Standard"><text:s text:c="4"/>- Recyclage des matériaux composites</text:p>
      <text:p text:style-name="Standard"><text:s text:c="4"/>- Fin de vie des composites</text:p>
      <text:p text:style-name="Standard"/>
      <text:p text:style-name="Standard"/>
      <text:p text:style-name="Standard"/>
      <text:p text:style-name="Standard">1. **Polymères :**</text:p>
      <text:p text:style-name="Standard"><text:s text:c="3"/>- Polymérisation</text:p>
      <text:p text:style-name="Standard"><text:s text:c="3"/>- Monomère</text:p>
      <text:p text:style-name="Standard"><text:s text:c="3"/>- Polymère thermoplastique</text:p>
      <text:p text:style-name="Standard"><text:s text:c="3"/>- Polymère thermodurcissable</text:p>
      <text:p text:style-name="Standard"/>
      <text:p text:style-name="Standard">2. **Types de Polymères :**</text:p>
      <text:p text:style-name="Standard"><text:soft-page-break/><text:s text:c="3"/>- Polyéthylène</text:p>
      <text:p text:style-name="Standard"><text:s text:c="3"/>- Polystyrène</text:p>
      <text:p text:style-name="Standard"><text:s text:c="3"/>- Polypropylène</text:p>
      <text:p text:style-name="Standard"><text:s text:c="3"/>- Polyvinylechlorure (PVC)</text:p>
      <text:p text:style-name="Standard"/>
      <text:p text:style-name="Standard">3. **Propriétés des Polymères :**</text:p>
      <text:p text:style-name="Standard"><text:s text:c="3"/>- Masse molaire moyenne</text:p>
      <text:p text:style-name="Standard"><text:s text:c="3"/>- Taux de cristallinité</text:p>
      <text:p text:style-name="Standard"><text:s text:c="3"/>- Point de fusion</text:p>
      <text:p text:style-name="Standard"><text:s text:c="3"/>- Module d'élasticité</text:p>
      <text:p text:style-name="Standard"/>
      <text:p text:style-name="Standard"/>
      <text:p text:style-name="Standard">5. **Applications des Polymères :**</text:p>
      <text:p text:style-name="Standard"><text:s text:c="3"/>- Plastiques</text:p>
      <text:p text:style-name="Standard"><text:s text:c="3"/>- Fibres synthétiques</text:p>
      <text:p text:style-name="Standard"><text:s text:c="3"/>- Caoutchoucs synthétiques</text:p>
      <text:p text:style-name="Standard"><text:s text:c="3"/>- Adhésifs et colles</text:p>
      <text:p text:style-name="Standard"/>
      <text:p text:style-name="Standard">6. **Synthèse des Polymères :**</text:p>
      <text:p text:style-name="Standard"><text:s text:c="3"/>- Polymérisation radicalaire</text:p>
      <text:p text:style-name="Standard"><text:s text:c="3"/>- Polymérisation par ouverture d'anneau</text:p>
      <text:p text:style-name="Standard"><text:s text:c="3"/>- Polymérisation par étapes</text:p>
      <text:p text:style-name="Standard"><text:s text:c="3"/>- Copolymères</text:p>
      <text:p text:style-name="Standard"/>
      <text:p text:style-name="Standard">7. **Dégradation et Recyclage :**</text:p>
      <text:p text:style-name="Standard"><text:s text:c="3"/>- Biopolymères</text:p>
      <text:p text:style-name="Standard"><text:s text:c="3"/>- Dégradation chimique</text:p>
      <text:p text:style-name="Standard"><text:s text:c="3"/>- Recyclage des plastiques</text:p>
      <text:p text:style-name="Standard"><text:s text:c="3"/>- Bioplastiques</text:p>
      <text:p text:style-name="Standard"/>
      <text:p text:style-name="Standard"/>
      <text:p text:style-name="Standard"/>
      <text:p text:style-name="Standard">10. **Chimie des Polymères :**</text:p>
      <text:p text:style-name="Standard"><text:s text:c="4"/>- Réaction de polycondensation</text:p>
      <text:p text:style-name="Standard"><text:s text:c="4"/>- Réaction de polyaddition</text:p>
      <text:p text:style-name="Standard"><text:s text:c="4"/>- Polymérisation radicalaire en émulsion</text:p>
      <text:p text:style-name="Standard">- Polymérisation anionique</text:p>
      <text:p text:style-name="Standard"/>
      <text:p text:style-name="Standard">Méthodes de simulation de dynamique moléculaire</text:p>
      <text:p text:style-name="Standard"/>
      <text:p text:style-name="Standard"/>
      <text:p text:style-name="Standard"/>
      <text:p text:style-name="Standard">1. **Réactions Chimiques :**</text:p>
      <text:p text:style-name="Standard"><text:s text:c="3"/>- Réaction d'oxydoréduction</text:p>
      <text:p text:style-name="Standard"><text:s text:c="3"/>- Synthèse organique</text:p>
      <text:p text:style-name="Standard"><text:s text:c="3"/>- Substitution nucléophile</text:p>
      <text:p text:style-name="Standard"><text:s text:c="3"/>- Réaction d'hydrolyse</text:p>
      <text:p text:style-name="Standard"/>
      <text:p text:style-name="Standard">2. **Composés Chimiques :**</text:p>
      <text:p text:style-name="Standard"><text:s text:c="3"/>- Hydrocarbures</text:p>
      <text:p text:style-name="Standard"><text:s text:c="3"/>- Alcools et phénols</text:p>
      <text:p text:style-name="Standard"><text:s text:c="3"/>- Amines</text:p>
      <text:p text:style-name="Standard"><text:soft-page-break/><text:s text:c="3"/>- Amides</text:p>
      <text:p text:style-name="Standard"/>
      <text:p text:style-name="Standard">3. **Chimie Quantique :**</text:p>
      <text:p text:style-name="Standard"><text:s text:c="3"/>- Orbitales atomiques</text:p>
      <text:p text:style-name="Standard"><text:s text:c="3"/>- Nombre quantique</text:p>
      <text:p text:style-name="Standard"><text:s text:c="3"/>- Fonction d'onde</text:p>
      <text:p text:style-name="Standard"><text:s text:c="3"/>- Équation de Schrödinger</text:p>
      <text:p text:style-name="Standard"/>
      <text:p text:style-name="Standard">4. **Chimie Organique :**</text:p>
      <text:p text:style-name="Standard"><text:s text:c="3"/>- Isomérie</text:p>
      <text:p text:style-name="Standard"><text:s text:c="3"/>- Tautomérie</text:p>
      <text:p text:style-name="Standard"/>
      <text:p text:style-name="Standard">5. **Chimie Inorganique :**</text:p>
      <text:p text:style-name="Standard"><text:s text:c="3"/>- Coordination des composés</text:p>
      <text:p text:style-name="Standard"><text:s text:c="3"/>- Complexes de métaux de transition</text:p>
      <text:p text:style-name="Standard"><text:s text:c="3"/>- Ligands</text:p>
      <text:p text:style-name="Standard"><text:s text:c="3"/>- Cristallographie</text:p>
      <text:p text:style-name="Standard"/>
      <text:p text:style-name="Standard">6. **Thermodynamique Chimique :**</text:p>
      <text:p text:style-name="Standard"><text:s text:c="3"/>- Enthalpie</text:p>
      <text:p text:style-name="Standard"><text:s text:c="3"/>- Entropie</text:p>
      <text:p text:style-name="Standard"><text:s text:c="3"/>- Équilibre chimique</text:p>
      <text:p text:style-name="Standard"/>
      <text:p text:style-name="Standard">7. **Cinétique Chimique :**</text:p>
      <text:p text:style-name="Standard"><text:s text:c="3"/>- Ordre de réaction</text:p>
      <text:p text:style-name="Standard"><text:s text:c="3"/>- Constante de vitesse</text:p>
      <text:p text:style-name="Standard"><text:s text:c="3"/>- Facteurs affectant la vitesse de réaction</text:p>
      <text:p text:style-name="Standard"/>
      <text:p text:style-name="Standard">8. **Analyse Instrumentale :**</text:p>
      <text:p text:style-name="Standard"><text:s text:c="3"/>- Spectroscopie UV-visible</text:p>
      <text:p text:style-name="Standard"><text:s text:c="3"/>- RMN (Résonance Magnétique Nucléaire)</text:p>
      <text:p text:style-name="Standard">- Chromatographie en phase liquide</text:p>
      <text:p text:style-name="P2"><text:s text:c="3"/>- Spectroscopie infrarouge (IR)</text:p>
      <text:p text:style-name="Standard"/>
      <text:p text:style-name="Standard">9. **Chimie Analytique :**</text:p>
      <text:p text:style-name="Standard"><text:s text:c="3"/>- Méthodes de titrage</text:p>
      <text:p text:style-name="Standard"><text:s text:c="3"/>- Chromatographie en phase gazeuse</text:p>
      <text:p text:style-name="Standard"><text:s text:c="3"/>- Spectrométrie de masse</text:p>
      <text:p text:style-name="Standard"/>
      <text:p text:style-name="Standard">10. **Chimie de l'Environnement :**</text:p>
      <text:p text:style-name="Standard"><text:s text:c="4"/>- Polluants atmosphériques</text:p>
      <text:p text:style-name="Standard"><text:s text:c="4"/>- Déchets chimiques</text:p>
      <text:p text:style-name="Standard"><text:s text:c="4"/>- Gestion durable des ressources</text:p>
      <text:p text:style-name="Standard"/>
      <text:list xml:id="list676440476" text:style-name="L3">
        <text:list-item>
          <text:p text:style-name="P4"><text:span text:style-name="Strong_20_Emphasis">Structure Moléculaire :</text:span></text:p>
          <text:list>
            <text:list-item>
              <text:p text:style-name="P5"><text:span text:style-name="Strong_20_Emphasis">Chaînes Carbonées :</text:span> Linéaires, ramifiées, cycliques.</text:p>
            </text:list-item>
            <text:list-item>
              <text:p text:style-name="P5"><text:span text:style-name="Strong_20_Emphasis">Groupes Fonctionnels :</text:span> Caractéristiques réactives, tels que les alcènes, alcynes, alcools, cétones, aldéhydes, amines, esters, etc.</text:p>
            </text:list-item>
            <text:list-item>
              <text:p text:style-name="P5"><text:span text:style-name="Strong_20_Emphasis">Isomérie :</text:span> Isomères de position, de chaîne et de fonction.</text:p>
            </text:list-item>
          </text:list>
        </text:list-item>
        <text:list-item>
          <text:p text:style-name="P4"><text:span text:style-name="Strong_20_Emphasis">Réactions Organiques :</text:span></text:p>
          <text:list>
            <text:list-item>
              <text:p text:style-name="P5"><text:soft-page-break/><text:span text:style-name="Strong_20_Emphasis">Substitution :</text:span> Remplacement d'un atome ou d'un groupe par un autre.</text:p>
            </text:list-item>
            <text:list-item>
              <text:p text:style-name="P5"><text:span text:style-name="Strong_20_Emphasis">Addition :</text:span> Ajout d'atomes ou de groupes à une molécule.</text:p>
            </text:list-item>
            <text:list-item>
              <text:p text:style-name="P5"><text:span text:style-name="Strong_20_Emphasis">Élimination :</text:span> Retrait d'atomes ou de groupes d'une molécule.</text:p>
            </text:list-item>
          </text:list>
        </text:list-item>
        <text:list-item>
          <text:p text:style-name="P4"><text:span text:style-name="Strong_20_Emphasis">Réactions de Base :</text:span></text:p>
          <text:list>
            <text:list-item>
              <text:p text:style-name="P5"><text:span text:style-name="Strong_20_Emphasis">Réactions d'Addition :</text:span> Hydrogénation, halogénation, hydratation.</text:p>
            </text:list-item>
            <text:list-item>
              <text:p text:style-name="P5"><text:span text:style-name="Strong_20_Emphasis">Réactions d'Élimination :</text:span> Déshydratation, déshydrohalogénation.</text:p>
            </text:list-item>
          </text:list>
        </text:list-item>
        <text:list-item>
          <text:p text:style-name="P4"><text:span text:style-name="Strong_20_Emphasis">Réactivité des Composés Organiques :</text:span></text:p>
          <text:list>
            <text:list-item>
              <text:p text:style-name="P5"><text:span text:style-name="Strong_20_Emphasis">Niveau d'Acidité et Basicité :</text:span> Effet inductif, effet mésomère.</text:p>
            </text:list-item>
            <text:list-item>
              <text:p text:style-name="P5"><text:span text:style-name="Strong_20_Emphasis">Stabilité des Radicaux :</text:span> Effet de résonance.</text:p>
            </text:list-item>
            <text:list-item>
              <text:p text:style-name="P5"><text:span text:style-name="Strong_20_Emphasis">Réactivité des Doubles et Triples Liaisons :</text:span> Règle de Markovnikov, règle de Zaitsev.</text:p>
            </text:list-item>
          </text:list>
        </text:list-item>
        <text:list-item>
          <text:p text:style-name="P4"><text:span text:style-name="Strong_20_Emphasis">Réactions en Chimie Organique :</text:span></text:p>
          <text:list>
            <text:list-item>
              <text:p text:style-name="P5"><text:span text:style-name="Strong_20_Emphasis">Réactions d'Oxydation et de Réduction :</text:span> Réaction de combustion, réduction des aldéhydes et cétones.</text:p>
            </text:list-item>
            <text:list-item>
              <text:p text:style-name="P5"><text:span text:style-name="Strong_20_Emphasis">Réactions de Substitution Nucléophile et Électrophile :</text:span> SN1, SN2, E1, E2.</text:p>
            </text:list-item>
            <text:list-item>
              <text:p text:style-name="P5"><text:span text:style-name="Strong_20_Emphasis">Réactions de Condensation :</text:span> Formation de liaisons covalentes avec élimination d'une petite molécule.</text:p>
            </text:list-item>
          </text:list>
        </text:list-item>
        <text:list-item>
          <text:p text:style-name="P4"><text:span text:style-name="Strong_20_Emphasis">Chimie Organique Stéréochimique :</text:span></text:p>
          <text:list>
            <text:list-item>
              <text:p text:style-name="P5"><text:span text:style-name="Strong_20_Emphasis">Chiralité :</text:span> Molécules chirales</text:p>
            </text:list-item>
            <text:list-item>
              <text:p text:style-name="P5"><text:span text:style-name="Strong_20_Emphasis">Effet de la Configuration sur la Réactivité :</text:span> Sélectivité stéréochimique.</text:p>
            </text:list-item>
            <text:list-item>
              <text:p text:style-name="P5"><text:span text:style-name="Strong_20_Emphasis">Spectrométrie de Masse :</text:span> Détermination de la masse moléculaire.</text:p>
            </text:list-item>
          </text:list>
        </text:list-item>
        <text:list-item>
          <text:p text:style-name="P4"><text:span text:style-name="Strong_20_Emphasis">Applications de la Chimie Organique :</text:span></text:p>
          <text:list>
            <text:list-item>
              <text:p text:style-name="P5"><text:span text:style-name="Strong_20_Emphasis">Pharmacie :</text:span> Synthèse de médicaments.</text:p>
            </text:list-item>
            <text:list-item>
              <text:p text:style-name="P5"><text:span text:style-name="Strong_20_Emphasis">Industrie :</text:span> Production de polymères, produits chimiques.</text:p>
            </text:list-item>
            <text:list-item>
              <text:p text:style-name="P5"><text:span text:style-name="Strong_20_Emphasis">Biologie :</text:span> Étude des biomolécules.</text:p>
            </text:list-item>
          </text:list>
        </text:list-item>
        <text:list-item>
          <text:p text:style-name="P4"><text:span text:style-name="Strong_20_Emphasis">Chimie Organique Moderne :</text:span></text:p>
          <text:list>
            <text:list-item>
              <text:p text:style-name="P5"><text:span text:style-name="Strong_20_Emphasis">Chimie Verte :</text:span> Développement de procédés plus respectueux de l'environnement.</text:p>
            </text:list-item>
            <text:list-item>
              <text:p text:style-name="P5"><text:span text:style-name="Strong_20_Emphasis">Chimie Supramoléculaire :</text:span> Assemblages moléculaires non covalents.</text:p>
            </text:list-item>
            <text:list-item>
              <text:p text:style-name="P4"><text:span text:style-name="Strong_20_Emphasis">Chimie Organique Médicinale :</text:span> Conception de composés pour le traitement des maladies.</text:p>
            </text:list-item>
          </text:list>
        </text:list-item>
      </text:list>
      <text:p text:style-name="Standard"/>
      <text:p text:style-name="Standard"/>
      <text:p text:style-name="Standard"/>
      <text:p text:style-name="Standard"><text:span text:style-name="Strong_20_Emphasis">Mathématiques :</text:span></text:p>
      <text:p text:style-name="P3"><text:span text:style-name="Strong_20_Emphasis"><text:span text:style-name="T1">Ingénierie</text:span></text:span></text:p>
      <text:p text:style-name="P3"><text:span text:style-name="Strong_20_Emphasis"><text:span text:style-name="T1">Environnement</text:span></text:span></text:p>
      <text:h text:style-name="Heading_20_1" text:outline-level="1">Vie quotidienne</text:h>
      <text:p text:style-name="Text_20_body">Il est utile d'avoir du vocabulaire dans de nombreux domaines de la vie courante pour communiquer efficacement et interagir avec les autres. Voici quelques domaines importants pour lesquels il peut être nécessaire d'avoir un vocabulaire varié :</text:p>
      <text:p text:style-name="Text_20_body"/>
      <text:p text:style-name="Text_20_body"><text:soft-page-break/>1. **Alimentation et Cuisine :** Les termes liés à la nourriture, aux recettes, aux ingrédients et aux repas.</text:p>
      <text:p text:style-name="Text_20_body"/>
      <text:p text:style-name="Text_20_body">2. **Transport :** Les mots liés aux moyens de transport, aux directions, aux lieux et aux voyages.</text:p>
      <text:p text:style-name="Text_20_body"/>
      <text:p text:style-name="Text_20_body">3. **Voyages et Tourisme :** Les expressions utiles pour les voyageurs, les lieux touristiques et les activités de loisirs.</text:p>
      <text:p text:style-name="Text_20_body"/>
      <text:p text:style-name="Text_20_body">4. **Shopping et Commerce :** Le vocabulaire lié aux achats, aux magasins, aux vêtements et aux transactions commerciales.</text:p>
      <text:p text:style-name="Text_20_body"/>
      <text:p text:style-name="Text_20_body">5. **Éducation :** Les termes liés à l'école, aux cours, aux matières et aux examens.</text:p>
      <text:p text:style-name="Text_20_body"/>
      <text:p text:style-name="Text_20_body">6. **Santé :** Le vocabulaire médical, les parties du corps, les symptômes, les médicaments et les rendez-vous médicaux.</text:p>
      <text:p text:style-name="Text_20_body"/>
      <text:p text:style-name="Text_20_body">7. **Météo :** Les mots et expressions liés aux conditions météorologiques et au climat.</text:p>
      <text:p text:style-name="Text_20_body"/>
      <text:p text:style-name="Text_20_body">8. **Travail et Emploi :** Le vocabulaire professionnel, les postes, les tâches et les compétences.</text:p>
      <text:p text:style-name="Text_20_body"/>
      <text:p text:style-name="Text_20_body">9. **Loisirs et Divertissements :** Les termes liés aux activités de loisirs, aux sports, aux films, à la musique et aux jeux.</text:p>
      <text:p text:style-name="Text_20_body"/>
      <text:p text:style-name="Text_20_body">10. **Technologie :** Les mots liés aux appareils électroniques, à l'informatique et à l'internet.</text:p>
      <text:p text:style-name="Text_20_body"/>
      <text:p text:style-name="Text_20_body">11. **Relations et Communication :** Le vocabulaire pour exprimer des sentiments, échanger des opinions et entretenir des relations.</text:p>
      <text:p text:style-name="Text_20_body"/>
      <text:p text:style-name="Text_20_body">12. **Logement :** Les termes liés à la maison, à l'appartement, au bail et aux meubles.</text:p>
      <text:p text:style-name="P3"><text:span text:style-name="Strong_20_Emphasis">Mathématiques :</text:span></text:p>
      <text:p text:style-name="P3"><text:span text:style-name="Strong_20_Emphasis"><text:span text:style-name="T1">Ingénierie</text:span></text:span></text:p>
      <text:p text:style-name="P3"><text:span text:style-name="Strong_20_Emphasis"><text:span text:style-name="T1">Environnement</text:span></text:span></text:p>
      <text:p text:style-name="P3"><text:span text:style-name="Strong_20_Emphasis"/></text:p>
      <text:p text:style-name="Text_20_body">En ayant un vocabulaire étendu dans ces domaines, vous serez mieux équipé pour vous exprimer dans différentes situations de la vie quotidienne. Vous pouvez adapter votre apprentissage en fonction de vos besoins spécifiques et de vos intérêts personnels.</text:p>
      <text:p text:style-name="Text_20_body"><text:soft-page-break/></text:p>
      <text:p text:style-name="Text_20_body">Bien sûr, je vais créer des listes de mots pour chaque domaine que vous avez mentionné. Chaque liste comprendra une combinaison de noms communs et de verbes associés au domaine spécifique. Voici les premières listes :</text:p>
      <text:p text:style-name="Text_20_body"/>
      <text:p text:style-name="Text_20_body">### 1. Alimentation et Cuisine :</text:p>
      <text:p text:style-name="Text_20_body"/>
      <text:p text:style-name="Text_20_body">1. Repas</text:p>
      <text:p text:style-name="Text_20_body">2. Ingrédients</text:p>
      <text:p text:style-name="Text_20_body">3. Recette</text:p>
      <text:p text:style-name="Text_20_body">4. Cuisine</text:p>
      <text:p text:style-name="Text_20_body">5. Plat</text:p>
      <text:p text:style-name="Text_20_body">6. Cuisson</text:p>
      <text:p text:style-name="Text_20_body">7. Saveur</text:p>
      <text:p text:style-name="Text_20_body">8. Épices</text:p>
      <text:p text:style-name="Text_20_body">9. Assiette</text:p>
      <text:p text:style-name="Text_20_body">10. Ustensiles</text:p>
      <text:p text:style-name="Text_20_body"/>
      <text:p text:style-name="Text_20_body"/>
      <text:p text:style-name="Text_20_body">1. Cuisiner</text:p>
      <text:p text:style-name="Text_20_body">2. Manger</text:p>
      <text:p text:style-name="Text_20_body">3. Préparer</text:p>
      <text:p text:style-name="Text_20_body">4. Assaisonner</text:p>
      <text:p text:style-name="Text_20_body">5. Déguster</text:p>
      <text:p text:style-name="Text_20_body">6. Servir</text:p>
      <text:p text:style-name="Text_20_body">7. Mixer</text:p>
      <text:p text:style-name="Text_20_body">8. Griller</text:p>
      <text:p text:style-name="Text_20_body">9. Fondre</text:p>
      <text:p text:style-name="Text_20_body">10. Bouillir</text:p>
      <text:p text:style-name="Text_20_body"/>
      <text:p text:style-name="Text_20_body">### 2. Transport :</text:p>
      <text:p text:style-name="Text_20_body"/>
      <text:p text:style-name="Text_20_body"><text:soft-page-break/>1. Voiture</text:p>
      <text:p text:style-name="Text_20_body">2. Train</text:p>
      <text:p text:style-name="Text_20_body">3. Avion</text:p>
      <text:p text:style-name="Text_20_body">4. Bus</text:p>
      <text:p text:style-name="Text_20_body">5. Vélo</text:p>
      <text:p text:style-name="Text_20_body">6. Métro</text:p>
      <text:p text:style-name="Text_20_body">7. Taxi</text:p>
      <text:p text:style-name="Text_20_body">8. Port</text:p>
      <text:p text:style-name="Text_20_body">9. Aéroport</text:p>
      <text:p text:style-name="Text_20_body">10. Station</text:p>
      <text:p text:style-name="Text_20_body">1. Conduire</text:p>
      <text:p text:style-name="Text_20_body">2. Voyager</text:p>
      <text:p text:style-name="Text_20_body">3. Embarquer</text:p>
      <text:p text:style-name="Text_20_body">4. Débarquer</text:p>
      <text:p text:style-name="Text_20_body">5. Atterrir</text:p>
      <text:p text:style-name="Text_20_body">6. Décoller</text:p>
      <text:p text:style-name="Text_20_body">7. Circuler</text:p>
      <text:p text:style-name="Text_20_body">8. Accélérer</text:p>
      <text:p text:style-name="Text_20_body">9. Freiner</text:p>
      <text:p text:style-name="Text_20_body">10. Descendre</text:p>
      <text:p text:style-name="Text_20_body"/>
      <text:p text:style-name="Text_20_body">Je vais continuer avec les autres domaines et fournir les listes pour les domaines restants.</text:p>
      <text:p text:style-name="Text_20_body"/>
      <text:p text:style-name="Text_20_body">### 3. Voyages et Tourisme :</text:p>
      <text:p text:style-name="Text_20_body"/>
      <text:p text:style-name="Text_20_body">1. Destination</text:p>
      <text:p text:style-name="Text_20_body">2. Hôtel</text:p>
      <text:p text:style-name="Text_20_body">3. Guide</text:p>
      <text:p text:style-name="Text_20_body">4. Excursion</text:p>
      <text:p text:style-name="Text_20_body">5. Plage</text:p>
      <text:p text:style-name="Text_20_body">6. Monument</text:p>
      <text:p text:style-name="Text_20_body">7. Carte</text:p>
      <text:p text:style-name="Text_20_body"><text:soft-page-break/>8. Aventure</text:p>
      <text:p text:style-name="Text_20_body">9. Souvenir</text:p>
      <text:p text:style-name="Text_20_body">10. Itinéraire</text:p>
      <text:p text:style-name="Text_20_body">1. Explorer</text:p>
      <text:p text:style-name="Text_20_body">2. Visiter</text:p>
      <text:p text:style-name="Text_20_body">3. Se détendre</text:p>
      <text:p text:style-name="Text_20_body">4. Voyager</text:p>
      <text:p text:style-name="Text_20_body">5. Découvrir</text:p>
      <text:p text:style-name="Text_20_body">6. Planifier</text:p>
      <text:p text:style-name="Text_20_body">7. Séjourner</text:p>
      <text:p text:style-name="Text_20_body">8. Embrasser</text:p>
      <text:p text:style-name="Text_20_body">9. Photographier</text:p>
      <text:p text:style-name="Text_20_body">10. S'émerveiller</text:p>
      <text:p text:style-name="Text_20_body"/>
      <text:p text:style-name="Text_20_body">### 4. Shopping et Commerce :</text:p>
      <text:p text:style-name="Text_20_body"/>
      <text:p text:style-name="Text_20_body">1. Magasin</text:p>
      <text:p text:style-name="Text_20_body">2. Produit</text:p>
      <text:p text:style-name="Text_20_body">3. Vêtement</text:p>
      <text:p text:style-name="Text_20_body">4. Prix</text:p>
      <text:p text:style-name="Text_20_body">5. Soldes</text:p>
      <text:p text:style-name="Text_20_body">6. Marque</text:p>
      <text:p text:style-name="Text_20_body">7. Client</text:p>
      <text:p text:style-name="Text_20_body">8. Achats</text:p>
      <text:p text:style-name="Text_20_body">9. Réduction</text:p>
      <text:p text:style-name="Text_20_body">10. Caissier</text:p>
      <text:p text:style-name="Text_20_body">1. Acheter</text:p>
      <text:p text:style-name="Text_20_body">2. Vendre</text:p>
      <text:p text:style-name="Text_20_body">3. Payer</text:p>
      <text:p text:style-name="Text_20_body">4. Essayer</text:p>
      <text:p text:style-name="Text_20_body">5. Choisir</text:p>
      <text:p text:style-name="Text_20_body">6. Négocier</text:p>
      <text:p text:style-name="Text_20_body"><text:soft-page-break/>7. Magasiner</text:p>
      <text:p text:style-name="Text_20_body">8. Emballer</text:p>
      <text:p text:style-name="Text_20_body">9. Livrer</text:p>
      <text:p text:style-name="Text_20_body">10. Rembourser</text:p>
      <text:p text:style-name="Text_20_body"/>
      <text:p text:style-name="Text_20_body">### 5. Éducation :</text:p>
      <text:p text:style-name="Text_20_body"/>
      <text:p text:style-name="Text_20_body">1. École</text:p>
      <text:p text:style-name="Text_20_body">2. Étudiant</text:p>
      <text:p text:style-name="Text_20_body">3. Professeur</text:p>
      <text:p text:style-name="Text_20_body">4. Cours</text:p>
      <text:p text:style-name="Text_20_body">5. Matière</text:p>
      <text:p text:style-name="Text_20_body">6. Diplôme</text:p>
      <text:p text:style-name="Text_20_body">7. Bibliothèque</text:p>
      <text:p text:style-name="Text_20_body">8. Examen</text:p>
      <text:p text:style-name="Text_20_body">9. Leçon</text:p>
      <text:p text:style-name="Text_20_body">10. Apprentissage</text:p>
      <text:p text:style-name="Text_20_body">1. Apprendre</text:p>
      <text:p text:style-name="Text_20_body">2. Enseigner</text:p>
      <text:p text:style-name="Text_20_body">3. Étudier</text:p>
      <text:p text:style-name="Text_20_body">4. Réviser</text:p>
      <text:p text:style-name="Text_20_body">5. Partager</text:p>
      <text:p text:style-name="Text_20_body">6. Noter</text:p>
      <text:p text:style-name="Text_20_body">7. Comprendre</text:p>
      <text:p text:style-name="Text_20_body">8. S'inscrire</text:p>
      <text:p text:style-name="Text_20_body">9. Progresser</text:p>
      <text:p text:style-name="Text_20_body">10. Explorer</text:p>
      <text:p text:style-name="Text_20_body"/>
      <text:p text:style-name="Text_20_body">Je vais continuer avec les autres domaines.</text:p>
      <text:p text:style-name="Text_20_body"/>
      <text:p text:style-name="Text_20_body">### 6. Santé :</text:p>
      <text:p text:style-name="Text_20_body"/>
      <text:p text:style-name="Text_20_body"><text:soft-page-break/>1. Médecin</text:p>
      <text:p text:style-name="Text_20_body">2. Patient</text:p>
      <text:p text:style-name="Text_20_body">3. Hôpital</text:p>
      <text:p text:style-name="Text_20_body">4. Médicament</text:p>
      <text:p text:style-name="Text_20_body">5. Symptôme</text:p>
      <text:p text:style-name="Text_20_body">6. Diagnostique</text:p>
      <text:p text:style-name="Text_20_body">7. Consultation</text:p>
      <text:p text:style-name="Text_20_body">8. Soins</text:p>
      <text:p text:style-name="Text_20_body">9. Pharmacie</text:p>
      <text:p text:style-name="Text_20_body">10. Vaccin</text:p>
      <text:p text:style-name="Text_20_body">1. Soigner</text:p>
      <text:p text:style-name="Text_20_body">2. Diagnostiquer</text:p>
      <text:p text:style-name="Text_20_body">3. Prescrire</text:p>
      <text:p text:style-name="Text_20_body">4. Guérir</text:p>
      <text:p text:style-name="Text_20_body">5. Prendre</text:p>
      <text:p text:style-name="Text_20_body">6. Consulter</text:p>
      <text:p text:style-name="Text_20_body">7. Vacciner</text:p>
      <text:p text:style-name="Text_20_body">8. Traiter</text:p>
      <text:p text:style-name="Text_20_body">9. Suivre</text:p>
      <text:p text:style-name="Text_20_body">10. Examiner</text:p>
      <text:p text:style-name="Text_20_body"/>
      <text:p text:style-name="Text_20_body">### 7. Météo :</text:p>
      <text:p text:style-name="Text_20_body"/>
      <text:p text:style-name="Text_20_body">1. Temps</text:p>
      <text:p text:style-name="Text_20_body">2. Soleil</text:p>
      <text:p text:style-name="Text_20_body">3. Pluie</text:p>
      <text:p text:style-name="Text_20_body">4. Vent</text:p>
      <text:p text:style-name="Text_20_body">5. Nuage</text:p>
      <text:p text:style-name="Text_20_body">6. Orage</text:p>
      <text:p text:style-name="Text_20_body">7. Neige</text:p>
      <text:p text:style-name="Text_20_body">8. Tornade</text:p>
      <text:p text:style-name="Text_20_body">9. Prévision</text:p>
      <text:p text:style-name="Text_20_body"><text:soft-page-break/>10. Climat</text:p>
      <text:p text:style-name="Text_20_body">1. Briller</text:p>
      <text:p text:style-name="Text_20_body">2. Pleuvoir</text:p>
      <text:p text:style-name="Text_20_body">3. Souffler</text:p>
      <text:p text:style-name="Text_20_body">4. Nuager</text:p>
      <text:p text:style-name="Text_20_body">5. Orageux</text:p>
      <text:p text:style-name="Text_20_body">6. Tomber (neige)</text:p>
      <text:p text:style-name="Text_20_body">7. Prédire</text:p>
      <text:p text:style-name="Text_20_body">8. Varier</text:p>
      <text:p text:style-name="Text_20_body">9. Rafraîchir</text:p>
      <text:p text:style-name="Text_20_body">10. Chauffer</text:p>
      <text:p text:style-name="Text_20_body"/>
      <text:p text:style-name="Text_20_body">### 8. Travail et Emploi :</text:p>
      <text:p text:style-name="Text_20_body"/>
      <text:p text:style-name="Text_20_body">1. Emploi</text:p>
      <text:p text:style-name="Text_20_body">2. Bureau</text:p>
      <text:p text:style-name="Text_20_body">3. Collègue</text:p>
      <text:p text:style-name="Text_20_body">4. Réunion</text:p>
      <text:p text:style-name="Text_20_body">5. Projet</text:p>
      <text:p text:style-name="Text_20_body">6. Salaire</text:p>
      <text:p text:style-name="Text_20_body">7. Carrière</text:p>
      <text:p text:style-name="Text_20_body">8. CV (Curriculum Vitae)</text:p>
      <text:p text:style-name="Text_20_body">9. Entretien</text:p>
      <text:p text:style-name="Text_20_body">10. Mission</text:p>
      <text:p text:style-name="Text_20_body">1. Travailler</text:p>
      <text:p text:style-name="Text_20_body">2. Embaucher</text:p>
      <text:p text:style-name="Text_20_body">3. Licencier</text:p>
      <text:p text:style-name="Text_20_body">4. Réussir</text:p>
      <text:p text:style-name="Text_20_body">5. Promouvoir</text:p>
      <text:p text:style-name="Text_20_body">6. Postuler</text:p>
      <text:p text:style-name="Text_20_body">7. Diriger</text:p>
      <text:p text:style-name="Text_20_body">8. Collaborer</text:p>
      <text:p text:style-name="Text_20_body"><text:soft-page-break/>9. Gérer</text:p>
      <text:p text:style-name="Text_20_body">10. Évoluer</text:p>
      <text:p text:style-name="Text_20_body"/>
      <text:p text:style-name="Text_20_body">Je vais continuer avec les domaines restants.</text:p>
      <text:p text:style-name="Text_20_body"/>
      <text:p text:style-name="Text_20_body">### 9. Loisirs et Divertissements :</text:p>
      <text:p text:style-name="Text_20_body"/>
      <text:p text:style-name="Text_20_body">1. Loisirs</text:p>
      <text:p text:style-name="Text_20_body">2. Sport</text:p>
      <text:p text:style-name="Text_20_body">3. Cinéma</text:p>
      <text:p text:style-name="Text_20_body">4. Musique</text:p>
      <text:p text:style-name="Text_20_body">5. Lecture</text:p>
      <text:p text:style-name="Text_20_body">6. Spectacle</text:p>
      <text:p text:style-name="Text_20_body">7. Jeu</text:p>
      <text:p text:style-name="Text_20_body">8. Exposition</text:p>
      <text:p text:style-name="Text_20_body">9. Art</text:p>
      <text:p text:style-name="Text_20_body">10. Loisir</text:p>
      <text:p text:style-name="Text_20_body">1. Pratiquer</text:p>
      <text:p text:style-name="Text_20_body">2. Regarder</text:p>
      <text:p text:style-name="Text_20_body">3. Écouter</text:p>
      <text:p text:style-name="Text_20_body">4. Lire</text:p>
      <text:p text:style-name="Text_20_body">5. Participer</text:p>
      <text:p text:style-name="Text_20_body">6. Jouer</text:p>
      <text:p text:style-name="Text_20_body">7. Détendre</text:p>
      <text:p text:style-name="Text_20_body">8. Créer</text:p>
      <text:p text:style-name="Text_20_body">9. Visiter</text:p>
      <text:p text:style-name="Text_20_body">10. Apprécier</text:p>
      <text:p text:style-name="Text_20_body"/>
      <text:p text:style-name="Text_20_body">### 10. Technologie :</text:p>
      <text:p text:style-name="Text_20_body"/>
      <text:p text:style-name="Text_20_body">1. Ordinateur</text:p>
      <text:p text:style-name="Text_20_body">2. Smartphone</text:p>
      <text:p text:style-name="Text_20_body"><text:soft-page-break/>3. Internet</text:p>
      <text:p text:style-name="Text_20_body">4. Logiciel</text:p>
      <text:p text:style-name="Text_20_body">5. Réseau</text:p>
      <text:p text:style-name="Text_20_body">6. Appareil</text:p>
      <text:p text:style-name="Text_20_body">7. Données</text:p>
      <text:p text:style-name="Text_20_body">8. Écran</text:p>
      <text:p text:style-name="Text_20_body">9. Batterie</text:p>
      <text:p text:style-name="Text_20_body">10. Application</text:p>
      <text:p text:style-name="Text_20_body">1. Naviguer</text:p>
      <text:p text:style-name="Text_20_body">2. Programmer</text:p>
      <text:p text:style-name="Text_20_body">3. Télécharger</text:p>
      <text:p text:style-name="Text_20_body">4. Connecter</text:p>
      <text:p text:style-name="Text_20_body">5. Charger</text:p>
      <text:p text:style-name="Text_20_body">6. Partager</text:p>
      <text:p text:style-name="Text_20_body">7. Surfer</text:p>
      <text:p text:style-name="Text_20_body">8. Mettre à jour</text:p>
      <text:p text:style-name="Text_20_body">9. Téléphoner</text:p>
      <text:p text:style-name="Text_20_body">10. Utiliser</text:p>
      <text:p text:style-name="Text_20_body"/>
      <text:p text:style-name="Text_20_body">Je vais continuer avec les domaines restants.</text:p>
      <text:p text:style-name="Text_20_body"/>
      <text:p text:style-name="Text_20_body">### 11. Relations et Communication :</text:p>
      <text:p text:style-name="Text_20_body"/>
      <text:p text:style-name="Text_20_body">1. Relation</text:p>
      <text:p text:style-name="Text_20_body">2. Amitié</text:p>
      <text:p text:style-name="Text_20_body">3. Famille</text:p>
      <text:p text:style-name="Text_20_body">4. Conversation</text:p>
      <text:p text:style-name="Text_20_body">5. Sentiment</text:p>
      <text:p text:style-name="Text_20_body">6. Opinion</text:p>
      <text:p text:style-name="Text_20_body">7. Communication</text:p>
      <text:p text:style-name="Text_20_body">8. Confiance</text:p>
      <text:p text:style-name="Text_20_body">9. Respect</text:p>
      <text:p text:style-name="Text_20_body"><text:soft-page-break/>10. Conseil</text:p>
      <text:p text:style-name="Text_20_body">1. Parler</text:p>
      <text:p text:style-name="Text_20_body">2. Écouter</text:p>
      <text:p text:style-name="Text_20_body">3. Comprendre</text:p>
      <text:p text:style-name="Text_20_body">4. Partager</text:p>
      <text:p text:style-name="Text_20_body">5. Exprimer</text:p>
      <text:p text:style-name="Text_20_body">6. Aimer</text:p>
      <text:p text:style-name="Text_20_body">7. Conseiller</text:p>
      <text:p text:style-name="Text_20_body">8. Respecter</text:p>
      <text:p text:style-name="Text_20_body">9. Échanger</text:p>
      <text:p text:style-name="Text_20_body">10. Ressentir</text:p>
      <text:p text:style-name="Text_20_body"/>
      <text:p text:style-name="Text_20_body">### 12. Logement :</text:p>
      <text:p text:style-name="Text_20_body"/>
      <text:p text:style-name="Text_20_body">1. Maison</text:p>
      <text:p text:style-name="Text_20_body">2. Appartement</text:p>
      <text:p text:style-name="Text_20_body">3. Chambre</text:p>
      <text:p text:style-name="Text_20_body">4. Cuisine</text:p>
      <text:p text:style-name="Text_20_body">5. Salle de bain</text:p>
      <text:p text:style-name="Text_20_body">6. Salon</text:p>
      <text:p text:style-name="Text_20_body">7. Meuble</text:p>
      <text:p text:style-name="Text_20_body">8. Bail</text:p>
      <text:p text:style-name="Text_20_body">9. Voisin</text:p>
      <text:p text:style-name="Text_20_body">10. Propriétaire</text:p>
      <text:p text:style-name="Text_20_body">1. Vivre</text:p>
      <text:p text:style-name="Text_20_body">2. Louer</text:p>
      <text:p text:style-name="Text_20_body">3. Décorer</text:p>
      <text:p text:style-name="Text_20_body">4. Nettoyer</text:p>
      <text:p text:style-name="Text_20_body">5. Déménager</text:p>
      <text:p text:style-name="Text_20_body">6. Acheter</text:p>
      <text:p text:style-name="Text_20_body">7. Installer</text:p>
      <text:p text:style-name="Text_20_body">8. Partager</text:p>
      <text:p text:style-name="Text_20_body"><text:soft-page-break/>9. Visiter</text:p>
      <text:p text:style-name="Text_20_body">10. Réparer</text:p>
      <text:p text:style-name="Text_20_body"/>
      <text:p text:style-name="Text_20_body">### 13. Mathématiques :</text:p>
      <text:p text:style-name="Text_20_body"/>
      <text:p text:style-name="Text_20_body">1. Nombre</text:p>
      <text:p text:style-name="Text_20_body">2. Addition</text:p>
      <text:p text:style-name="Text_20_body">3. Soustraction</text:p>
      <text:p text:style-name="Text_20_body">4. Multiplication</text:p>
      <text:p text:style-name="Text_20_body">5. Division</text:p>
      <text:p text:style-name="Text_20_body">6. Équation</text:p>
      <text:p text:style-name="Text_20_body">7. Géométrie</text:p>
      <text:p text:style-name="Text_20_body">8. Calcul</text:p>
      <text:p text:style-name="Text_20_body">9. Algèbre</text:p>
      <text:p text:style-name="Text_20_body">10. Formule</text:p>
      <text:p text:style-name="Text_20_body">1. Calculer</text:p>
      <text:p text:style-name="Text_20_body">2. Résoudre</text:p>
      <text:p text:style-name="Text_20_body">3. Additionner</text:p>
      <text:p text:style-name="Text_20_body">4. Soustraire</text:p>
      <text:p text:style-name="Text_20_body">5. Multiplier</text:p>
      <text:p text:style-name="Text_20_body">6. Diviser</text:p>
      <text:p text:style-name="Text_20_body">7. Mesurer</text:p>
      <text:p text:style-name="Text_20_body">8. Équilibrer</text:p>
      <text:p text:style-name="Text_20_body">9. Appliquer</text:p>
      <text:p text:style-name="Text_20_body">10. Comprendre</text:p>
      <text:p text:style-name="Text_20_body"/>
      <text:p text:style-name="Text_20_body">### 14. Ingénierie :</text:p>
      <text:p text:style-name="Text_20_body"/>
      <text:p text:style-name="Text_20_body">1. Ingénieur</text:p>
      <text:p text:style-name="Text_20_body">2. Projet</text:p>
      <text:p text:style-name="Text_20_body">3. Conception</text:p>
      <text:p text:style-name="Text_20_body">4. Technologie</text:p>
      <text:p text:style-name="Text_20_body"><text:soft-page-break/>5. Innovation</text:p>
      <text:p text:style-name="Text_20_body">6. Prototype</text:p>
      <text:p text:style-name="Text_20_body">7. Matériau</text:p>
      <text:p text:style-name="Text_20_body">8. Mécanisme</text:p>
      <text:p text:style-name="Text_20_body">9. Test</text:p>
      <text:p text:style-name="Text_20_body">10. Structure</text:p>
      <text:p text:style-name="Text_20_body">1. Concevoir</text:p>
      <text:p text:style-name="Text_20_body">2. Tester</text:p>
      <text:p text:style-name="Text_20_body">3. Construire</text:p>
      <text:p text:style-name="Text_20_body">4. Innover</text:p>
      <text:p text:style-name="Text_20_body">5. Développer</text:p>
      <text:p text:style-name="Text_20_body">6. Améliorer</text:p>
      <text:p text:style-name="Text_20_body">7. Réparer</text:p>
      <text:p text:style-name="Text_20_body">8. Analyser</text:p>
      <text:p text:style-name="Text_20_body">9. Programmer</text:p>
      <text:p text:style-name="Text_20_body">10. Évaluer</text:p>
      <text:p text:style-name="Text_20_body"/>
      <text:p text:style-name="Text_20_body">Je vais finir avec les derniers domaines.</text:p>
      <text:p text:style-name="Text_20_body"/>
      <text:p text:style-name="Text_20_body">### 15. Environnement :</text:p>
      <text:p text:style-name="Text_20_body">1. Environnement</text:p>
      <text:p text:style-name="Text_20_body">2. Écologie</text:p>
      <text:p text:style-name="Text_20_body">3. Nature</text:p>
      <text:p text:style-name="Text_20_body">4. Pollution</text:p>
      <text:p text:style-name="Text_20_body">5. Ressource</text:p>
      <text:p text:style-name="Text_20_body">6. Biodiversité</text:p>
      <text:p text:style-name="Text_20_body">7. Énergie</text:p>
      <text:p text:style-name="Text_20_body">8. Déchet</text:p>
      <text:p text:style-name="Text_20_body">9. Climat</text:p>
      <text:p text:style-name="Text_20_body">10. Conservation</text:p>
      <text:p text:style-name="Text_20_body">1. Protéger</text:p>
      <text:p text:style-name="Text_20_body">2. Recycler</text:p>
      <text:p text:style-name="Text_20_body"><text:soft-page-break/>3. Préserver</text:p>
      <text:p text:style-name="Text_20_body">4. Polluer</text:p>
      <text:p text:style-name="Text_20_body">5. Consommer</text:p>
      <text:p text:style-name="Text_20_body">6. Agir</text:p>
      <text:p text:style-name="Text_20_body">7. S'engager</text:p>
      <text:p text:style-name="Text_20_body">8. Sensibiliser</text:p>
      <text:p text:style-name="Text_20_body">9. Économiser</text:p>
      <text:p text:style-name="Text_20_body">10. Observer</text:p>
      <text:p text:style-name="Text_20_body"/>
      <text:p text:style-name="Text_20_body">Cela couvre une gamme variée de domaines. Si vous avez des demandes spécifiques ou des ajustements à faire, n'hésitez pas à le faire savoir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1-20T11:24:50.873391640</meta:creation-date>
    <dc:date>2024-01-21T12:11:49.979703500</dc:date>
    <meta:editing-duration>P1DT6M19S</meta:editing-duration>
    <meta:editing-cycles>4</meta:editing-cycles>
    <meta:generator>LibreOffice/7.3.7.2$Linux_X86_64 LibreOffice_project/30$Build-2</meta:generator>
    <meta:document-statistic meta:table-count="0" meta:image-count="0" meta:object-count="0" meta:page-count="17" meta:paragraph-count="484" meta:word-count="1759" meta:character-count="10966" meta:non-whitespace-character-count="9459"/>
  </office:meta>
</office:document-meta>
</file>